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2" svg:font-family="StarSymbol" style:font-pitch="variable"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style="normal" style:text-underline-style="none" style:font-style-asian="normal" style:font-style-complex="normal"/>
    </style:style>
    <style:style style:name="P8" style:family="paragraph" style:parent-style-name="Standard">
      <style:paragraph-properties fo:text-align="justify" style:justify-single-word="false"/>
      <style:text-properties fo:font-style="normal" style:text-underline-style="none" style:font-style-asian="normal" style:font-style-complex="normal"/>
    </style:style>
    <style:style style:name="P9" style:family="paragraph" style:parent-style-name="Standard">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10"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1" style:family="paragraph" style:parent-style-name="Standard">
      <style:paragraph-properties fo:text-align="start" style:justify-single-word="false"/>
      <style:text-properties fo:font-style="italic" style:text-underline-style="none" style:font-style-asian="italic" style:font-style-complex="italic"/>
    </style:style>
    <style:style style:name="P12" style:family="paragraph" style:parent-style-name="Standard">
      <style:paragraph-properties fo:text-align="start" style:justify-single-word="false"/>
      <style:text-properties style:text-position="0% 100%" fo:font-style="normal" style:text-underline-style="none" fo:font-weight="normal" style:font-style-asian="normal" style:font-weight-asian="normal"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break-before="page"/>
      <style:text-properties style:text-underline-style="none"/>
    </style:style>
    <style:style style:name="P15" style:family="paragraph" style:parent-style-name="Standard">
      <style:paragraph-properties fo:text-align="start" style:justify-single-word="false" fo:break-before="page"/>
      <style:text-properties fo:font-weight="bold" style:font-weight-asian="bold" style:font-weight-complex="bold"/>
    </style:style>
    <style:style style:name="P16" style:family="paragraph" style:parent-style-name="Standard" style:list-style-name="L1">
      <style:text-properties style:text-underline-style="none"/>
    </style:style>
    <style:style style:name="P17" style:family="paragraph" style:parent-style-name="Standard" style:list-style-name="L2">
      <style:text-properties style:text-underline-style="none"/>
    </style:style>
    <style:style style:name="P18" style:family="paragraph" style:parent-style-name="Standard" style:list-style-name="L6">
      <style:text-properties style:text-underline-style="none"/>
    </style:style>
    <style:style style:name="P19" style:family="paragraph" style:parent-style-name="Standard" style:list-style-name="L10">
      <style:text-properties style:text-underline-style="none" fo:font-weight="normal" style:font-weight-asian="normal" style:font-weight-complex="normal"/>
    </style:style>
    <style:style style:name="P20" style:family="paragraph" style:parent-style-name="Standard" style:list-style-name="L11">
      <style:text-properties style:text-underline-style="none" fo:font-weight="normal" style:font-weight-asian="normal" style:font-weight-complex="normal"/>
    </style:style>
    <style:style style:name="P21" style:family="paragraph" style:parent-style-name="Standard" style:list-style-name="L13">
      <style:text-properties style:text-underline-style="none" fo:font-weight="normal" style:font-weight-asian="normal" style:font-weight-complex="normal"/>
    </style:style>
    <style:style style:name="P22" style:family="paragraph" style:parent-style-name="Standard" style:list-style-name="L14">
      <style:text-properties style:text-underline-style="none" fo:font-weight="normal" style:font-weight-asian="normal" style:font-weight-complex="normal"/>
    </style:style>
    <style:style style:name="P23" style:family="paragraph" style:parent-style-name="Standard" style:list-style-name="L1">
      <style:text-properties style:text-underline-style="solid" style:text-underline-width="auto" style:text-underline-color="font-color"/>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7">
      <style:paragraph-properties fo:text-align="justify" style:justify-single-word="false"/>
      <style:text-properties fo:font-style="normal" style:text-underline-style="none" style:font-style-asian="normal" style:font-style-complex="normal"/>
    </style:style>
    <style:style style:name="P29" style:family="paragraph" style:parent-style-name="Standard" style:list-style-name="L8">
      <style:paragraph-properties fo:text-align="justify" style:justify-single-word="false"/>
      <style:text-properties fo:font-style="normal" style:text-underline-style="none" style:font-style-asian="normal" style:font-style-complex="normal"/>
    </style:style>
    <style:style style:name="P30" style:family="paragraph" style:parent-style-name="Standard" style:list-style-name="L8">
      <style:paragraph-properties fo:text-align="start" style:justify-single-word="false"/>
      <style:text-properties fo:font-style="normal" style:text-underline-style="none" style:font-style-asian="normal" style:font-style-complex="normal"/>
    </style:style>
    <style:style style:name="P31" style:family="paragraph" style:parent-style-name="Standard" style:list-style-name="L9">
      <style:text-properties fo:font-weight="normal" style:font-weight-asian="normal" style:font-weight-complex="normal"/>
    </style:style>
    <style:style style:name="P32" style:family="paragraph" style:parent-style-name="Standard" style:list-style-name="L12">
      <style:text-properties fo:font-weight="normal" style:font-weight-asian="normal" style:font-weight-complex="normal"/>
    </style:style>
    <style:style style:name="P33" style:family="paragraph" style:parent-style-name="Standard" style:list-style-name="L11">
      <style:text-properties style:text-position="0% 100%" style:text-underline-style="none" fo:font-weight="normal" style:font-weight-asian="normal" style:font-weight-complex="normal"/>
    </style:style>
    <style:style style:name="P34" style:family="paragraph" style:parent-style-name="Standard" style:list-style-name="L14">
      <style:paragraph-properties fo:text-align="start" style:justify-single-word="false"/>
      <style:text-properties style:text-position="0% 100%" fo:font-style="normal" style:text-underline-style="none" fo:font-weight="normal" style:font-style-asian="normal" style:font-weight-asian="normal" style:font-style-complex="normal" style:font-weight-complex="normal"/>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position="super 58%"/>
    </style:style>
    <style:style style:name="T6" style:family="text">
      <style:text-properties style:text-position="super 58%" fo:background-color="transparent"/>
    </style:style>
    <style:style style:name="T7" style:family="text">
      <style:text-properties style:text-position="0% 100%"/>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ading Notes Week 1</text:p>
      <text:p text:style-name="Standard"/>
      <text:p text:style-name="P1">Babe (2006) “Sustainable Development vs Sustainable Ecosystems”</text:p>
      <text:p text:style-name="P3"/>
      <text:list text:style-name="L1">
        <text:list-item>
          <text:p text:style-name="P16">Expressed hope for real world prosperity post WWII – 1947 Brenton Woods Conference set the trajectory of globalization and free trade = Truman's unlimited material prosperity for all through development (ie application of science + technology + free trade)</text:p>
        </text:list-item>
        <text:list-item>
          <text:p text:style-name="P16">1972 UN Conference on the Environment ---&gt; antithesis set between environment and development; reconciled w/ Brundtland</text:p>
        </text:list-item>
        <text:list-item>
          <text:p text:style-name="P16">sustainable development =</text:p>
          <text:list>
            <text:list-item>
              <text:p text:style-name="P16">policies that meet the needs of the present w/o sacrificing or compromising the ability of future generations to meet their own needs (Brundtland 1987); includes increase in economic growth for developing nations (to achieve sustainability 5 – 10 % increase in economic growth must be sustained over the next 50 yrs!); some caution of ecosystem impact (need planned growth); continuity and consistency w/ the idea of infinite earth (as expressed by Brenton Woods and Truman); endorsed by World Corp, Inc ---&gt; Royal Dutch Shell “profits are a vital part of our ability to contribute to society and deliver environmental, economic, and social sustainable development”; environmental degradation caused by Poverty, Growth is the remedy; for govt and business “sustainable development” a code phrase for economic growth = new markets, new resource bases</text:p>
            </text:list-item>
            <text:list-item>
              <text:p text:style-name="P23"><text:span text:style-name="T1">respect for ecological limits; cannot growth indefinitely; development = qualitative (not quantitative) improvement; </text:span><text:span text:style-name="T2">zero</text:span><text:span text:style-name="T1"> growth beyond carrying capacity (Daly) ; economics is a subsystem of biosphere; economic growth has exacerbated poverty not alleviated it;</text:span></text:p>
            </text:list-item>
          </text:list>
        </text:list-item>
        <text:list-item>
          <text:p text:style-name="P16">sustainable development is a precarious if not false synthesis of ecology and economics</text:p>
        </text:list-item>
        <text:list-item>
          <text:p text:style-name="P16">obvious historical relationship w/ the Earth (even in Western culture, the Romantics, Teddy Roosevelt); up until 1962 people believed in Truman's vision---then Silent Spring; Carson character impugned, massive backlash by chemical industry; huge schism between business and environment, between economics and ecology</text:p>
        </text:list-item>
        <text:list-item>
          <text:p text:style-name="P16">Carson disputed the main tenet / orthodoxy of Western civ ---&gt; man is the the center and the master of all things and science is the history and mechanism of his domination (dated back to Francis Bacon for sure (c. 1600)</text:p>
        </text:list-item>
        <text:list-item>
          <text:p text:style-name="P16">2002 UN World Summit on Sustainable Development (Johanesburg, SA) ---&gt; the govt and business def of sus dev may be part of the problem (clear evidence of continued / worsened problems of poverty and env disaster using “sus dev”)</text:p>
        </text:list-item>
        <text:list-item>
          <text:p text:style-name="P23"><text:span text:style-name="T1">Deep refusal to set limits on economic growth (M Sagoff, J Simon) ---&gt; the earth is unlimited in its capacity to satisfy human material wants (assumes a) earth's resources, materials, and waste handling <text:s/>capacity are</text:span> only<text:span text:style-name="T1"> fxns of human knowledge and technology which can grow indefinitely b) price system efficiently guides human activity to counter scarcities and create innovation); price system is environment-neutral, will respond as needed</text:span></text:p>
        </text:list-item>
        <text:list-item>
          <text:p text:style-name="P23"><text:span text:style-name="T1">Ecological indicators clearly demonstrate the fallacy of Sagoff and Simon assumptions → North America </text:span>was<text:span text:style-name="T1"> “infinitely” rich in resources (Grand Banks, passenger pigeon, buffalo, etc); now worldwide spp extinction (100,000 x background level) Sagoff assumes an ecosystem is a linear machine; degradation of arable land; climate change (rising seas, decreased crop yields; toxins/farmaceuticals build up; ozone depletion (high) and build up (low); pop growth</text:span></text:p>
        </text:list-item>
        <text:list-item>
          <text:p text:style-name="P16">Outcome is dichotomy of thought </text:p>
          <text:list>
            <text:list-item>
              <text:p text:style-name="P16">economics vs environment</text:p>
            </text:list-item>
            <text:list-item>
              <text:p text:style-name="P16"><text:soft-page-break/>and even env economics vs ecological economics</text:p>
            </text:list-item>
          </text:list>
        </text:list-item>
        <text:list-item>
          <text:p text:style-name="P16">clearly we <text:s/>are expected to believe the economic paradigm even though the earth is falling apart around us; How can anti-ecological paradigms survive in the face of stark evidence? Must re-define a culture of ecology (“sustainable ecosystems”)</text:p>
        </text:list-item>
        <text:list-item>
          <text:p text:style-name="P16">Lessons from Rachel C</text:p>
          <text:list>
            <text:list-item>
              <text:p text:style-name="P16">Minute cause, mighty effects (sensitivity to initial conditions)</text:p>
            </text:list-item>
            <text:list-item>
              <text:p text:style-name="P16">Dialectic of science and technology: exposing the inconsistencies in the arguments about the benefits</text:p>
            </text:list-item>
            <text:list-item>
              <text:p text:style-name="P16">Using high levels of discourse (myths and truths) to clearly show differences in orthodox and heterodox (dominant and marginal) views</text:p>
            </text:list-item>
            <text:list-item>
              <text:p text:style-name="P16">Using more than just the marshalling of evidence technique (using mockery and satire)</text:p>
            </text:list-item>
            <text:list-item>
              <text:p text:style-name="P16">Identification of anthropocentrism</text:p>
            </text:list-item>
            <text:list-item>
              <text:p text:style-name="P16">Antimony between economics and ecology (a fxn of time horizons)</text:p>
            </text:list-item>
            <text:list-item>
              <text:p text:style-name="P16">The notion of paradigms generates cultural bias (even in science!)</text:p>
            </text:list-item>
            <text:list-item>
              <text:p text:style-name="P16">The political economy of wealth and power (some ways of seeing better than others depending on your economic and power status); paradigm shifts may require power shifts; monetary and other pressures (in “democracies”) inhibit discussions inimical to vested interests (totalitarian states <text:s/>use force)</text:p>
            </text:list-item>
            <text:list-item>
              <text:p text:style-name="P16">dialectic between signifier and signified → cognitive dissonance (eg DDT is a miracle cmpd! Oh but wait...)</text:p>
            </text:list-item>
            <text:list-item>
              <text:p text:style-name="P16">Importance of rhetoric and persuasion ---&gt; truth doesn't always win; it's a matter of argument. Rhetoric often uses “binders” (like motherhood or sus dev) that are empty of meaning</text:p>
            </text:list-item>
          </text:list>
        </text:list-item>
      </text:list>
      <text:p text:style-name="P3"/>
      <text:p text:style-name="P3"/>
      <text:p text:style-name="P1">WWF Living Planet Report</text:p>
      <text:list text:style-name="L2">
        <text:list-item>
          <text:p text:style-name="P17">major declines in biodiversity</text:p>
        </text:list-item>
        <text:list-item>
          <text:p text:style-name="P17">1.5 <text:s/>years (earths) to regenerate resources used in 2007</text:p>
        </text:list-item>
        <text:list-item>
          <text:p text:style-name="P17">ecological overshoot increasing (need more and more earths)</text:p>
        </text:list-item>
        <text:list-item>
          <text:p text:style-name="P17">many ecosystem indicators</text:p>
        </text:list-item>
      </text:list>
      <text:p text:style-name="P3"/>
      <text:p text:style-name="P3"/>
      <text:p text:style-name="P14"/>
      <text:p text:style-name="P6">Reading Notes Week 2</text:p>
      <text:p text:style-name="Standard"/>
      <text:p text:style-name="P1">Ch. 2 JBF – Environmental and Social Consequences of Economic Reductionsim</text:p>
      <text:p text:style-name="Standard">Capitalism, as a linear system of reductive commodification and wealth accumulation, is irreconcilable with the complex dynamical systems of Earth.</text:p>
      <text:p text:style-name="Standard"/>
      <text:list text:style-name="L3">
        <text:list-item>
          <text:p text:style-name="P24">internalizing the natural env into the market system lead to a new empire over nature</text:p>
        </text:list-item>
      </text:list>
      <text:list text:style-name="L3">
        <text:list-item text:start-value="1">
          <text:p text:style-name="P24">neoclassical env economists 1) break down the environment into specific goods/services (commodities) 2) commodities given an imputed price (hedonics, cost/benefit analysis, contingent value) 3) various market mechanisms and policy instruments devised to change prices or create markets</text:p>
        </text:list-item>
      </text:list>
      <text:list text:style-name="L3">
        <text:list-item text:start-value="1">
          <text:p text:style-name="P24">commodification of nature “weird” 1)reducing the human relation to nature to a set of market-based utility fxns is historically bizarre 2) diplaces the idea of value and worth 3)valuation and commodification neglect ecological principles—bringing nature into the system IS what causes degradation (endless expansion) (Pacific Lumber holding of redwoods ---&gt; old growth has high economic value so cut it down; electric cars and automobile efficiency are not happening b/c of auto-parts-petroleum complex)</text:p>
        </text:list-item>
      </text:list>
      <text:list text:style-name="L3">
        <text:list-item text:start-value="1">
          <text:p text:style-name="P24">True capitalism would take nature into account and by so doing would save the environment</text:p>
        </text:list-item>
      </text:list>
      <text:list text:style-name="L3">
        <text:list-item text:start-value="1">
          <text:p text:style-name="P24">Problem-- Capitalism sees any crisis as emanating from a barriers to expansion of the domain of capital rather than the expansion of capital itself</text:p>
        </text:list-item>
      </text:list>
      <text:list text:style-name="L3">
        <text:list-item text:start-value="1">
          <text:p text:style-name="P24">Capitalism is geared to wealth accumulation not meeting human needs---&gt;M-C-M' where the production of Commodities is simply a means to more Money</text:p>
        </text:list-item>
      </text:list>
      <text:list text:style-name="L3">
        <text:list-item text:start-value="1">
          <text:p text:style-name="P24">strong sustainability (maintenance of critical natural capital stocks) cannot support capitalism ---&gt;critical stocks are outside the market</text:p>
        </text:list-item>
      </text:list>
      <text:list text:style-name="L3">
        <text:list-item text:start-value="1">
          <text:p text:style-name="P24">inherent conflict between the maintenance of ecosystems and rapid, unbounded economic growth required by tenets of capitalism</text:p>
        </text:list-item>
      </text:list>
      <text:list text:style-name="L3">
        <text:list-item text:start-value="1">
          <text:p text:style-name="P24">sustainable development ---&gt; probably cannot internalize all env costs and cannot balance increasing economic scale w/in a limited biosphere</text:p>
        </text:list-item>
      </text:list>
      <text:list text:style-name="L3">
        <text:list-item text:start-value="1">
          <text:p text:style-name="P24">the full accounting of all social and environmental costs into the private market is impossible</text:p>
        </text:list-item>
      </text:list>
      <text:list text:style-name="L3">
        <text:list-item text:start-value="1">
          <text:p text:style-name="P24">Paul Hawken's 'natural capitalism' means dematerialism (reductions in thruputs of raw materials and energy per unit) coupled w/ technology </text:p>
        </text:list-item>
      </text:list>
      <text:list text:style-name="L3">
        <text:list-item text:start-value="1">
          <text:p text:style-name="P24">ecological blinders of economists ---&gt; global warming of 6 deg C not really a problem for the economy (Nordhaus). <text:s/>The economy is somehow decoupled from ecology of the planet; substitution always available</text:p>
        </text:list-item>
      </text:list>
      <text:list text:style-name="L3">
        <text:list-item text:start-value="1">
          <text:p text:style-name="P24">growth of commodity economy = growth of environmental woes (deforestation, climate change, desertification, ozone layer disruption, extinction, toxins, coral reef decline, etc); though these are discrete the are linked </text:p>
        </text:list-item>
      </text:list>
      <text:list text:style-name="L3">
        <text:list-item text:start-value="1">
          <text:p text:style-name="P24">lack of systemic analysis prevented by vested interests--&gt;ultimately revolution for holistic, environmental justice</text:p>
        </text:list-item>
      </text:list>
      <text:p text:style-name="Standard"/>
      <text:p text:style-name="P1">Ch. 11 JBF – Malthus' Essay on Population at Age 200</text:p>
      <text:p text:style-name="Standard">The maintenance of an oligarchical system of social order requires constant innovation by the elites lest the “rabble” evolve to actually challenge the system. <text:s/>Malthus has proven to be a marvelous source of clay from which to mold a new statue of Caesar by the Mark Anthony's of the current empire. </text:p>
      <text:p text:style-name="Standard"/>
      <text:list text:style-name="L4">
        <text:list-item>
          <text:p text:style-name="P25"><text:soft-page-break/>Malthus – constant pressure of population against food supply that has always applied and will always apply (NOT about the threat of overpopulation); Malthus is actually non-ecological!</text:p>
        </text:list-item>
      </text:list>
      <text:p text:style-name="Standard"/>
      <text:list text:style-name="L4">
        <text:list-item text:start-value="1">
          <text:p text:style-name="P25">Numerous editions, First Essay argument different from Second Essay argument</text:p>
        </text:list-item>
        <text:list-item>
          <text:p text:style-name="P25">First Essay: Constant tendency to equilibrium of pop and food even though pop growth is geometrical (exponential) and food production grows arithmetically. Thus attention needs to be given to the checks on pop ---&gt; all reducible to vice and misery. <text:s/>Vice and misery absolutely required thus no egalitarian society is possible.</text:p>
        </text:list-item>
        <text:list-item>
          <text:p text:style-name="P25">First Essay argument rests on arithmetic food production ---&gt; no realization of soil and crop improvements at the time (soil and crops stagnant; no room for improvement; not recognizing that nature is also geometrical in growth)</text:p>
        </text:list-item>
        <text:list-item>
          <text:p text:style-name="P25">First Essay ---&gt; low or stagnant pop growth=equilibium w/ food; high pop growth = a region is underpopulated</text:p>
        </text:list-item>
        <text:list-item>
          <text:p text:style-name="P25">First Essay only original idea ---&gt; pop grows exponentially; food arithmetically</text:p>
        </text:list-item>
        <text:list-item>
          <text:p text:style-name="P25">Second Essay ---&gt; an attack on the English Poor laws</text:p>
        </text:list-item>
        <text:list-item>
          <text:p text:style-name="P25">Second Essay ---&gt; the poor have no right to the feasts of nature b/c the table is already full of guests; displacement of the guests will cause ruin for all; charity fosters social evils b/c it enables the poor to breed (they are incapable of sexual restraint and no possibility of contraception)</text:p>
        </text:list-item>
        <text:list-item>
          <text:p text:style-name="P25">Second Essay ---&gt; “wages fund doctrine” = limited amount of provisions; raising workers wages will only cause an increase in the price of the provisions; will not procure for the workers a larger portion of the necessities of life </text:p>
        </text:list-item>
        <text:list-item>
          <text:p text:style-name="P25">Malthus characterized by a fundamental meanness of spirit---&gt; a “parson naturalist” (Protestant who uses natural laws to justify the social order)</text:p>
        </text:list-item>
        <text:list-item>
          <text:p text:style-name="P25">Malthus remained a viable read (part of the economic orthodoxy) by frightening the British oligarchy that excessive population growth coupled w/ egalitarian ideals would mean the middle class would be blended with the poor. </text:p>
        </text:list-item>
        <text:list-item>
          <text:p text:style-name="P25">Social Darwinism boost to Malthus ---&gt; Millionaires are a product of natural selection! (William Graham Sumner)</text:p>
        </text:list-item>
        <text:list-item>
          <text:p text:style-name="P25">Neo-Malthusianism ---&gt; the long-dormant population theory resurrected as part of new hegemonic ideology of imperial control central to both the Cold War and the Green Revolution: Malthus as ecologist <text:s/>---&gt; all environmental problems from over population (Chinese revolution; Vietnam's quest for land reform); improving society impossible except in the form of the accumulation of wealth among the well-to-do.</text:p>
        </text:list-item>
        <text:list-item>
          <text:p text:style-name="P25">Does not negate that population IS an environmental concern; demographic transition theory (examines the rate of population growth w/ respect to economic and social well-being) more useful than Malthusianism; even famine cannot be explained solely by shortage (Amartya Sen)</text:p>
        </text:list-item>
      </text:list>
      <text:p text:style-name="Standard"/>
      <text:p text:style-name="Standard"/>
      <text:p text:style-name="P1">Goodland and Daly-- Environmental Sustainability:Universal and Nonnegotiable</text:p>
      <text:p text:style-name="Standard">Environmental sustainability is acting on the realization that human welfare is a function of the ratio of quality to quantity, not simply a function of quantity. <text:s/>Stabilizing quantity (the throughput of matter and energy extracted from the planet) will allow quality (and thus welfare) to rise w/o collapsing the biosphere.</text:p>
      <text:list text:style-name="L5">
        <text:list-item>
          <text:p text:style-name="P26">Best to disaggregate definitions of sustainability by discipline</text:p>
        </text:list-item>
        <text:list-item>
          <text:p text:style-name="P26">sustainable development = development w/o growth in thruput of matter and energy beyond regenerative and absorptive capacities. Goal is to maintain environmental source and sink <text:soft-page-break/>capacities unimpaired</text:p>
        </text:list-item>
        <text:list-item>
          <text:p text:style-name="P26">Distinction between growth and development. <text:s/></text:p>
        </text:list-item>
        <text:list-item>
          <text:p text:style-name="P26">Growth ---&gt; thruput increase in matter and energy extracted from the planet (quantitative)</text:p>
        </text:list-item>
        <text:list-item>
          <text:p text:style-name="P26">Development ---&gt; a fundamental human right that requires inter alia democracy, good governance, increasing capacities (qualitative) </text:p>
        </text:list-item>
        <text:list-item>
          <text:p text:style-name="P26">Economic development ---&gt; almost always has goal to alleviate poverty, illiteracy, hunger, disease; close the gap between rich and poor by bringing the “bottom” up; rarely by bringing the “top” down (redistribution). <text:s/>Absolutely impossible to give everyone the standard of the OECD countries! If this is impossible then sharing and population control necessary (not discussed)</text:p>
        </text:list-item>
        <text:list-item>
          <text:p text:style-name="P26">Non sequitur ---&gt; desirable for everyone to have high std of living (as in the North) so it must be possible</text:p>
        </text:list-item>
        <text:list-item>
          <text:p text:style-name="P26">Poor countries need both growth and development-- rich nations must reverse throughputs</text:p>
        </text:list-item>
        <text:list-item>
          <text:p text:style-name="P26">Natural capital has already been deleted ---&gt; the OECD countries have already depleted much of the world's natural capital thereby impoverishing much of the world</text:p>
        </text:list-item>
        <text:list-item>
          <text:p text:style-name="P26">Already a problem intragenerational equity let alone intergenerational equity</text:p>
        </text:list-item>
        <text:list-item>
          <text:p text:style-name="P26">Why env sus? 1) env source and sink capacities being constantly reduced (increasingly more difficult), 2) 10 million added every year, the numerical gap between rich-poor massive</text:p>
        </text:list-item>
        <text:list-item>
          <text:p text:style-name="P26">ES must define “natural capital” ---&gt; the sum stock of environmentally provided assets. Sustainability means maintaining env assets like 'income' (Hicks definition). <text:s/>Income is sustainable but prevailing models of economic analysis treat consumption of natural capital as income thereby promoting unsustainable patterns of economic activity. Consumption of natural capital is liquidation.</text:p>
        </text:list-item>
        <text:list-item>
          <text:p text:style-name="P26">Cultivated natural capital (agriculture) increases the stock of capital for human use but ultimately still depends on natural capital (land, water, bio-stocks)</text:p>
        </text:list-item>
        <text:list-item>
          <text:p text:style-name="P26">Being “worse off” means fewer choices (lowered capacities)</text:p>
        </text:list-item>
        <text:list-item>
          <text:p text:style-name="P26">ES can also be weak, medium, strong, absurdly strong (viz a viz substitutions)</text:p>
        </text:list-item>
        <text:list-item>
          <text:p text:style-name="P26">weak sustainability ---&gt; good first step to reduce inefficiencies; complete substitutions</text:p>
        </text:list-item>
        <text:list-item>
          <text:p text:style-name="P26">intermediate sustainability ---&gt; maintain a balanced mix of capitals (excessive use of one resource would mean investment in another); hard to define the “right mix”</text:p>
        </text:list-item>
        <text:list-item>
          <text:p text:style-name="P26">strong sustainability ---&gt; keep all capital stocks intact; natural and man-made capital are compliments not substitutes</text:p>
        </text:list-item>
        <text:list-item>
          <text:p text:style-name="P26">absurdly strong sustainability ---&gt; use renewables only</text:p>
        </text:list-item>
        <text:list-item>
          <text:p text:style-name="P26">before ---&gt; manufactured capital limiting; now ---&gt; natural capital limiting</text:p>
        </text:list-item>
        <text:list-item>
          <text:p text:style-name="P26">investment in natural capital is investment in “infra-infrastructure” ---&gt;regeneration, relief, efficiency (less carnivorous diets!)</text:p>
        </text:list-item>
        <text:list-item>
          <text:p text:style-name="P26">author's key to sustainable development = increase in the added value of the output after accounting for costs/benefits and differentiating between stock and flow portions of natural capital.</text:p>
        </text:list-item>
        <text:list-item>
          <text:p text:style-name="P26">Rules for Environmental Sustainability</text:p>
          <text:list>
            <text:list-item>
              <text:p text:style-name="P26">Output Rule --- Waste emissions of a project must be w/in the assimilative capacity of the local env w/o harming future assimilative capacities</text:p>
            </text:list-item>
            <text:list-item>
              <text:p text:style-name="P26">Input Rule --- Renewables must be harvested at the rate of regenerative capacities; nonrenewables harvested at the rate at which substitutes developed by invention and investment, a portion of proceeds from nonrenewables goes to R+D</text:p>
            </text:list-item>
            <text:list-item>
              <text:p text:style-name="P26">Maintenance Rule – source and sink functions must be maintained</text:p>
            </text:list-item>
          </text:list>
        </text:list-item>
        <text:list-item>
          <text:p text:style-name="P26">See p. 8 for the conditions of environmental sustainability</text:p>
        </text:list-item>
        <text:list-item>
          <text:p text:style-name="P26"><text:soft-page-break/>technology and efficiency squeeze more out of the stock but do not increase the stock</text:p>
        </text:list-item>
        <text:list-item>
          <text:p text:style-name="P26">ES equally important for N and S countries</text:p>
        </text:list-item>
        <text:list-item>
          <text:p text:style-name="P26">Affluence and overconsumption do not increase human welfare (actually the reverse is true!)</text:p>
        </text:list-item>
        <text:list-item>
          <text:p text:style-name="P26">Impact = Pop x Affluence x Technology. <text:s/>Reducing impact means modifying one of these.</text:p>
        </text:list-item>
        <text:list-item>
          <text:p text:style-name="P26">Pop ---&gt; must level off; eventually will come up against biophysical limits but intragenerational problem of sharing a political not biophysical problem: more sharing! Population reduction most effective in the very rich and the very poor countries</text:p>
        </text:list-item>
        <text:list-item>
          <text:p text:style-name="P26">40% of photosynthetic production now appropriated by economic subsystem; plant production decreasing b/c of increase inUVB (ozone depletion), warming temps, climate disruptions</text:p>
        </text:list-item>
        <text:list-item>
          <text:p text:style-name="P26">OECD countries must reduce quantity and increase quality; improving the affluence of the poor need not necessarily increase env destruction---&gt; it will prevent poor from being victimized and the unwitting agents of env destruction</text:p>
        </text:list-item>
        <text:list-item>
          <text:p text:style-name="P26">investment in women's education the best measure of economic development and environmental sustainability</text:p>
        </text:list-item>
        <text:list-item>
          <text:p text:style-name="P26"/>
        </text:list-item>
      </text:list>
      <text:p text:style-name="Standard"/>
      <text:p text:style-name="Standard">Stopped page eight</text:p>
      <text:p text:style-name="Standard"/>
      <text:p text:style-name="P1">Ehrlich “Interrelations Between Population, Consumption, and Ecosystems</text:p>
      <text:list text:style-name="L6">
        <text:list-item>
          <text:p text:style-name="P27">larger population enabled by channeling more and more of earth's productivity into human systems</text:p>
        </text:list-item>
        <text:list-item>
          <text:p text:style-name="P27">2 billion in 1930; industrialized Europe and US began feeding from the rest of the world</text:p>
        </text:list-item>
        <text:list-item>
          <text:p text:style-name="P27">6 billion in 2000 humans a global geological force; reshaped land surfaces and exploited the oceans; serious effects on natural capital</text:p>
        </text:list-item>
        <text:list-item>
          <text:p text:style-name="P27">7 billion in 2011</text:p>
        </text:list-item>
        <text:list-item>
          <text:p text:style-name="P27">industrialized nation's have secured lion's share of world wealth</text:p>
        </text:list-item>
        <text:list-item>
          <text:p text:style-name="P27">unbalanced, collective actions trigger instabilities (nonlinear systems)</text:p>
        </text:list-item>
        <text:list-item>
          <text:p text:style-name="P27">eco-footprint analysis shows that humanity has already exceeded the long-term carrying capacity by 40% --unsustainable</text:p>
        </text:list-item>
        <text:list-item>
          <text:p text:style-name="P27">adoption of the US lifestyle by world's population would require 4 Earths; gluttony of the West desired by the rest</text:p>
        </text:list-item>
        <text:list-item>
          <text:p text:style-name="P18">IPAT offers clues to reverse the overshoot </text:p>
        </text:list-item>
      </text:list>
      <text:p text:style-name="P3"/>
      <text:p text:style-name="P3"/>
      <text:p text:style-name="P14"/>
      <text:p text:style-name="P4">Reading Notes Week 3</text:p>
      <text:p text:style-name="P9">Notes Foster “Ïs Tech the Answer?”</text:p>
      <text:list text:style-name="L7">
        <text:list-item>
          <text:p text:style-name="P28">Capitalism relies on the magic bullet of technology ---&gt; lowers energy/material thruputs; substitutes less harmful processes/substitutes means can <text:s/>maintain or increase affluence while avoiding env problems</text:p>
        </text:list-item>
        <text:list-item>
          <text:p text:style-name="P28">Jevon's Paradox ---&gt; increase the efficiency you increase the demand (eg automobile use)</text:p>
        </text:list-item>
        <text:list-item>
          <text:p text:style-name="P28">Capitalism not geared to satisfy human needs but accumulate wealth (profits); the types of products produced is irrelevant as long as profitable</text:p>
        </text:list-item>
        <text:list-item>
          <text:p text:style-name="P28">Social structure, not technological creativity is the problem to env issues: the technologies for many env friendly products/processes are available but are not implemented <text:s/>b/c of capitalism (a social construct)</text:p>
        </text:list-item>
        <text:list-item>
          <text:p text:style-name="P28">Capitalism has blocked solar, public transport, etc ---&gt; criteria of maximum profit at odds w/ what is beneficial to humanity and the planet</text:p>
        </text:list-item>
        <text:list-item>
          <text:p text:style-name="P28">Gailbraith's “dependence effect”---&gt; what we consume is dependent on the nature of production , rather than the reverse; assumes the “consumer sovereignty” hypothesis of neoclassical econ. <text:s/>Note that control over production coupled w/ modern marketing has given capital the power to manufacture need (aka product development).</text:p>
        </text:list-item>
        <text:list-item>
          <text:p text:style-name="P28">Transformation of the system itself is required ie, transcending the existing regime of wealth accumulation; radical change of social order</text:p>
        </text:list-item>
        <text:list-item>
          <text:p text:style-name="P28">Jevon's only solution to problem of scarcity of energy (Britain) was to use up quickly or use up slowly. <text:s/>He opted to go out in a blaze of glory.</text:p>
        </text:list-item>
      </text:list>
      <text:p text:style-name="P8"/>
      <text:p text:style-name="P9">Notes Orr “Speed” --</text:p>
      <text:list text:style-name="L8">
        <text:list-item>
          <text:p text:style-name="P29">linearization increases the speed of thruputs (doubling stream speed increases particulate movement x64)</text:p>
        </text:list-item>
        <text:list-item>
          <text:p text:style-name="P29">loss of wetlands (meandering) means water moves more rapidly across the American landscape</text:p>
        </text:list-item>
        <text:list-item>
          <text:p text:style-name="P29">engineering complicated soln's misses the point that water velocity is increasing </text:p>
        </text:list-item>
        <text:list-item>
          <text:p text:style-name="P29">flow of money all increased – channeled into malls and multinationals instead of circulating in communities (money does not <text:s/>stay in local communities for long)</text:p>
        </text:list-item>
        <text:list-item>
          <text:p text:style-name="P29">both a result of auto-diven development</text:p>
        </text:list-item>
        <text:list-item>
          <text:p text:style-name="P29">compare Oberlin to Amish who practice local import substitution and operates at the speed of the horse and the sun – unemployment and poverty unknown</text:p>
        </text:list-item>
        <text:list-item>
          <text:p text:style-name="P29">technological fundamentalism mandates increased velocity for efficiency</text:p>
        </text:list-item>
        <text:list-item>
          <text:p text:style-name="P29">result in information ---&gt; homogenization of the trivial w/ the profound: information and knowledge are not the same</text:p>
        </text:list-item>
        <text:list-item>
          <text:p text:style-name="P29">the panarchy of signals: Level 1information in background noise ---&gt; Level 2 knowledge ---&gt; Level 3 wisdom</text:p>
        </text:list-item>
        <text:list-item>
          <text:p text:style-name="P29">speed </text:p>
          <text:list>
            <text:list-item>
              <text:p text:style-name="P29">of water ---&gt; no aquifer recharge</text:p>
            </text:list-item>
            <text:list-item>
              <text:p text:style-name="P29">of money ---&gt; no recharge of local wellsprings </text:p>
            </text:list-item>
            <text:list-item>
              <text:p text:style-name="P29">of information ---&gt; no recharge of moral aquifers</text:p>
            </text:list-item>
            <text:list-item>
              <text:p text:style-name="P29">result = moral atrophy and public confusion</text:p>
            </text:list-item>
          </text:list>
        </text:list-item>
        <text:list-item>
          <text:p text:style-name="P29">increased velocity of global culture is no accident ---&gt; direct result of corporate-dominated global economy and obsession w/ rapid growth</text:p>
        </text:list-item>
        <text:list-item>
          <text:p text:style-name="P29">irony---&gt;the race has never been to the swift(???)</text:p>
        </text:list-item>
        <text:list-item>
          <text:p text:style-name="P29"><text:soft-page-break/>sustainability is a design problem ---&gt;how people “fit” on earth </text:p>
        </text:list-item>
        <text:list-item>
          <text:p text:style-name="P29">Design accounts for scale, time, velocity, ecology, evolution</text:p>
        </text:list-item>
        <text:list-item>
          <text:p text:style-name="P29">Yet the changes needed for prolonged tenure for humans on earth move at glacial speed --</text:p>
          <text:list>
            <text:list-item>
              <text:p text:style-name="P29">farming w/o acknowledging evolution</text:p>
            </text:list-item>
            <text:list-item>
              <text:p text:style-name="P29">farming uses more chemicals than ever</text:p>
            </text:list-item>
            <text:list-item>
              <text:p text:style-name="P29">potential from solar and energy efficiency burning 3x more fossil fuel</text:p>
            </text:list-item>
          </text:list>
        </text:list-item>
        <text:list-item>
          <text:p text:style-name="P29">Needed:</text:p>
          <text:list>
            <text:list-item>
              <text:p text:style-name="P29">recognition that high-tech and high speed do not bring out the best in human culture</text:p>
            </text:list-item>
            <text:list-item>
              <text:p text:style-name="P29">robust nature of time and scale </text:p>
            </text:list-item>
            <text:list-item>
              <text:p text:style-name="P29">slow-down! Back to humans scale</text:p>
            </text:list-item>
          </text:list>
        </text:list-item>
        <text:list-item>
          <text:p text:style-name="P29">add public time and public space (celebrations)</text:p>
        </text:list-item>
        <text:list-item>
          <text:p text:style-name="P29">but this is egalitarianism and a philosophy of contentment</text:p>
        </text:list-item>
        <text:list-item>
          <text:p text:style-name="P29">lack of critical thinking</text:p>
        </text:list-item>
      </text:list>
      <text:p text:style-name="P8"/>
      <text:p text:style-name="P9">Notes <text:s/>Orr “Technological Fundamentalism”</text:p>
      <text:list text:style-name="L8">
        <text:list-item text:start-value="1">
          <text:p text:style-name="P29">cutting butter w/ a chain saw</text:p>
        </text:list-item>
        <text:list-item>
          <text:p text:style-name="P29">can computers teach one to be skeptical of computers?</text:p>
        </text:list-item>
        <text:list-item>
          <text:p text:style-name="P29">Fundamentalism fails to ask questions. Technologcal fundamentalism does not ask questions about tools</text:p>
        </text:list-item>
        <text:list-item>
          <text:p text:style-name="P30">can do vs should do are mismatched – dazzled by cleverness; seduced by convenience </text:p>
        </text:list-item>
        <text:list-item>
          <text:p text:style-name="P30">information superhighway? Look at problems w/ the interstate highway system. <text:s/>Is this what we want?</text:p>
        </text:list-item>
      </text:list>
      <text:p text:style-name="P7"/>
      <text:p text:style-name="P10">Notes Babe “Env vs Ecological Economics”</text:p>
      <text:list text:style-name="L8">
        <text:list-item text:start-value="1">
          <text:p text:style-name="P30">othodoxy of neoclassical economics challenged by the heterodoxies of institutional, evolutionary, marxian, ecological economics – problems of neoclassicism brought into the “fold” to salvage neoclassic econ</text:p>
          <text:list>
            <text:list-item>
              <text:p text:style-name="P30">competition can be stimulated even in public utility econ w/ 'marginal cost pricing'</text:p>
            </text:list-item>
            <text:list-item>
              <text:p text:style-name="P30">in the face of uncertainty, information econ offered as a method for marketizing info for optimal amnts</text:p>
            </text:list-item>
            <text:list-item>
              <text:p text:style-name="P30">externalities addressed by env econ</text:p>
            </text:list-item>
          </text:list>
        </text:list-item>
        <text:list-item>
          <text:p text:style-name="P30">neoclassic econ based on the core assumption of <text:s/>rational, utility-maximizing individuals – tastes and preferences are sacrosanct</text:p>
        </text:list-item>
      </text:list>
      <text:p text:style-name="P11">Environmental Economics</text:p>
      <text:list text:style-name="L8">
        <text:list-item text:start-value="1">
          <text:p text:style-name="P30">Pigou – founder of env econ tradition #1; defined externality as unintended, third-party (ie social) cost or benefit; must balance externalities by active gov't intervention in the market (taxes and subsidies); markets are not self-regulating; assumes corrected prices are the solution so he is still a neoclassicist</text:p>
        </text:list-item>
        <text:list-item>
          <text:p text:style-name="P30">Coase (Nobel prize) – libertarian's rejoinder to Pigou (founder of env econ tradition #2) ; antipathy for taxes and subsidies; rather, extend private property rights; polluter and victim are both responsible; victim by mere propinquity; also, a perfectly functioning market precludes externalities b/c/ free contracting (bribes) will ensure the optimal amnt of pollution produced regardless of the law! For imperfect markets (transaction costs) private bargaining will not bring about optimal pollution but still better not impose liability on the polluter b/c <text:s/>would create externalities to employees, suppliers, consumers</text:p>
        </text:list-item>
        <text:list-item>
          <text:p text:style-name="P30">Coase -- naive sense of justice; naïve sense of extorsion; forgot that third-parties can be spatially <text:soft-page-break/>and temporally removed from the polluter; victims are all of humanity past and present; bribes may reduce pollution per firm but will increase pollution overall (other find it profitable to do the same); pollution is simply additive and can be reversed (add or subtract one more in overgrazing); assumes perfect knowledge (ecological) of all outcomes; an invitation to corruption</text:p>
        </text:list-item>
        <text:list-item>
          <text:p text:style-name="P30">Ethyl Inc vs Canada – the Coase System in action! NAFTA entitles corps compensation for nationalization and prohibits domestic content <text:s/>and env rules; Canada could not ban MMT (methyl cyclopentadienyl manganese tricarbonyl) as gas additive; paid polluter; corps intimidate govts;</text:p>
        </text:list-item>
        <text:list-item>
          <text:p text:style-name="P30">fatal flaw in Coase and Pigou ---&gt; market pricing requires certainty of knowledge (of actions and their effects) but complexity of macroscopic systems defies prediction! Correct prices are impossible. <text:s/>But Willis says b/c of such uncertainty it is prices that will give the best road to sustainability (even if the pricing system caused the problem!)</text:p>
        </text:list-item>
        <text:list-item>
          <text:p text:style-name="P30">in Coase world exclusive property rights, zero transaction costs, perfect knowledge , markets and prices will curb all pollution</text:p>
        </text:list-item>
        <text:list-item>
          <text:p text:style-name="P30">The hierarchy of human wants is a given; economists never question whether this hierarchy should be modified (although advertisers certainly do!); wants are a function of community norms not some inherent biology (beyond the basic needs of water food shelter companionship) Eg potlatch cultures</text:p>
        </text:list-item>
        <text:list-item>
          <text:p text:style-name="P30">Pigou and Coase both firmly believe that markets and prices can fix environmental problems</text:p>
        </text:list-item>
        <text:list-item>
          <text:p text:style-name="P30">Robert Costanza et al apply price to all ecosystem services! $33 trillion/yr ---&gt; assume ecosystems are subsets of the economy; not the other way round. <text:s/>Costanza is fully consonant w/ neoclassic economists; natural capital are valuable assets</text:p>
        </text:list-item>
        <text:list-item>
          <text:p text:style-name="P30">A. Freeman ---&gt; b/c/ of externalities markets and prices cannot value the true social cost of natural capital nor guide it to its best use but does not foresake the market ( a la Pigou ) introduces shadow pricing (quantity of service over time); still must impute a price (w/ WTP and WTA and either revealed preference or stated preferences)</text:p>
        </text:list-item>
        <text:list-item>
          <text:p text:style-name="P30">Note ---&gt; individual preferences, regardless!, are relative to social (citizen) and biological (consumer) context</text:p>
        </text:list-item>
        <text:list-item>
          <text:p text:style-name="P30">Elites deny the existence of the public or common good; the subject matter of the citizenry</text:p>
        </text:list-item>
        <text:list-item>
          <text:p text:style-name="P30">Valuation of ecosystem services (in env economics) requires valuation by individuals instead of by the collective; assumes (and promotes) consumption of private goods and services</text:p>
        </text:list-item>
      </text:list>
      <text:p text:style-name="P11">Ecological Economics</text:p>
      <text:list text:style-name="L8">
        <text:list-item text:start-value="1">
          <text:p text:style-name="P30">Pricing as a sol'n to env problems is at best inadequate if not perverse; scale matters, not just efficiency; wealth distribution is paramount (endless growth always offers the carrot of riches to the poor; if amnts fixed, the slices must be distributed somehow)</text:p>
        </text:list-item>
        <text:list-item>
          <text:p text:style-name="P30">Fundamental shift in perspective from env econ---&gt; economy w/in the biosphere; not other way round</text:p>
        </text:list-item>
        <text:list-item>
          <text:p text:style-name="P30">Boulding ---&gt; we have a spaceman economy not the cowboy economy; cowboy economy (goodness is high thruput and reckless behavior); spaceman economy (goodness is minimum thruput, maximize stock maintenance); </text:p>
        </text:list-item>
        <text:list-item>
          <text:p text:style-name="P30">Boulding introduced a) entropy into econ; b) suggested that replace “land-labor-capital” (the holy trinity of econ) w/ “info-matter-energy”; production is the realization of phenotypes from genotypes using energy; supports David Suziki's def of ecology as the study of the pathways by which matter-energy-info circulate; c) organic spp and human artefacts are BOTH ecosystem components (occupy niches, have predator-prey relations, undergo evolution by natural and un-<text:soft-page-break/>natural selection)</text:p>
        </text:list-item>
        <text:list-item>
          <text:p text:style-name="P30">Georgescu-Roegen ---&gt; prices cannot solve problems, only reformulation of values; evaluated entropy in econ; entropy defines the arrow of time: neoclassic econ is like classical mechanics that allows unlimited reversibility of actions in time; including entropy in econ transforms econ from an equilibrium-based science to an evolutionary science (evaluating dissipative, open systems); a) entropy explains why things are valued (not priced) b/c they contain low entropy; b) b/c matter-energy fixed, the arrow of time transforms low entropy to high entropy (economic growth creates waste by def of an energy transformation); <text:s/>c) any production of nonvital needs means a lesser life for the future (b/c of energy limits and entropy), the best use of iron is to produce only plows not Rolls-Royces, only negative growth can save a world governed by entropy</text:p>
        </text:list-item>
        <text:list-item>
          <text:p text:style-name="P30">Daly ---&gt; proposed a steady-state economy in 1968! Main author.</text:p>
        </text:list-item>
        <text:list-item>
          <text:p text:style-name="P30">modern ecological economists ---&gt; distinction between phenotypic evolution (which moves to an equilibrium and thus can be described and predicted w/ conservative Hamiltonian equations) and genotypic evolution (governed by nonlinear evolution laws, no guaranteed equilibrium, feedbacks, sensitivity to initial conditions); main state variable in genotypic evolution of economy is shifting tastes and preferences (assumed to be a constant in neoclassic econ!)</text:p>
        </text:list-item>
        <text:list-item>
          <text:p text:style-name="P30">new language is needed to define relations between env and economy that reflect underpinnings of entropy and genotypic evolution.</text:p>
        </text:list-item>
        <text:list-item>
          <text:p text:style-name="P30">Lester Brown ---&gt; eco-economy requires phasing out the sunset industries and augmenting and creating new industries; a Copernican-level shift</text:p>
        </text:list-item>
        <text:list-item>
          <text:p text:style-name="P30">Milani ---&gt; green economy makes ecosystem regeneration <text:span text:style-name="T4">the means and the ends</text:span> of economic development </text:p>
        </text:list-item>
        <text:list-item>
          <text:p text:style-name="P30">money does not obey thermodynamics (can be created and destroyed at will)</text:p>
        </text:list-item>
        <text:list-item>
          <text:p text:style-name="P30">theory of relative economic advantage irrelevant w/ movement of global capital ---&gt; today, capital seeks absolute (not relative or comparative advantage) =&gt; deteriorization of some countries economies b/c of globalization</text:p>
        </text:list-item>
      </text:list>
      <text:p text:style-name="P7"/>
      <text:p text:style-name="P15">Notes Week 4</text:p>
      <text:p text:style-name="P13"/>
      <text:p text:style-name="P2">Fusfeld (1993) “The Market in History”</text:p>
      <text:list text:style-name="L9">
        <text:list-item>
          <text:p text:style-name="P31">the acquisitive motive (acquiring materials) was not the driving force of economic life in tribal societies</text:p>
        </text:list-item>
        <text:list-item>
          <text:p text:style-name="P31">economic integration strategies</text:p>
          <text:list>
            <text:list-item>
              <text:p text:style-name="P31">reciprocity (tribal)</text:p>
            </text:list-item>
            <text:list-item>
              <text:p text:style-name="P31">redistribution (tribal)</text:p>
            </text:list-item>
            <text:list-item>
              <text:p text:style-name="P31"><text:s/>market exchange (individualistic)</text:p>
            </text:list-item>
          </text:list>
        </text:list-item>
        <text:list-item>
          <text:p text:style-name="P31">tribal economics designed to maintain social order; strengthen kinship, friendship, cooperation, chieftainship ties ---&gt; nonmarket economic life (embedded social institutions) leads to very different value systems --- <text:span text:style-name="T3">goods</text:span> valued b/c they are part of social relations; <text:span text:style-name="T3">occupation</text:span> valued b/c of social status; </text:p>
        </text:list-item>
        <text:list-item>
          <text:p text:style-name="P31">scarcity and abundance related to the institutional relationship between subsistence (value limited; extra not worth much) and status (unlimited!); subsistence and status are <text:span text:style-name="T4">separate</text:span> in tribal societies (<text:span text:style-name="T4">linked</text:span> in market economies ---&gt; can never get enough!)</text:p>
        </text:list-item>
        <text:list-item>
          <text:p text:style-name="P31">dramatic world change is possible ---&gt; two key assumptions of modern economics (the scarcity postulate and the acquisitive postulate ) are contextual not absolute; </text:p>
        </text:list-item>
        <text:list-item>
          <text:p text:style-name="P31">we are products of historical choices!!</text:p>
        </text:list-item>
      </text:list>
      <text:p text:style-name="P13">the history:</text:p>
      <text:list text:style-name="L9">
        <text:list-item text:start-value="1">
          <text:p text:style-name="P31">agrarian gardeners overtaken by nomadic herdsman ---&gt; surplus food by adding animal power ---&gt; created stratified redistributive societies (w/ aristocracies) ---&gt; surplus used for trade for luxury items by the aristocracy---&gt; created natural rhythm of centralized power (dynasties) followed by decentralized power (broken up to regional lords; feudal) followed by centralized power....empire to feudal lords to empire to feudal lords....</text:p>
        </text:list-item>
        <text:list-item>
          <text:p text:style-name="P31">Europe vs the East ---&gt; Europe lost kinship ties late Roman time (replaced by oaths of loyalty); East maintained kinship ties</text:p>
        </text:list-item>
        <text:list-item>
          <text:p text:style-name="P31">Rise of capitalism ---&gt; Europe lost feudal ties ; little to stand in the way of market forces; alliances of kings, merchants, peasantry against the landed nobility; govt used to break down feudal constraints on use of land, labor, capitalism and promote markets</text:p>
        </text:list-item>
        <text:list-item>
          <text:p text:style-name="P31">the essential element in the rise of capitalism was the transformation of land, labor, capital into market commodities</text:p>
        </text:list-item>
        <text:list-item>
          <text:p text:style-name="P31">land, labor, capital are the three essential bldg blocks of civilization; when they become commodities the entire social system becomes embedded in and subject to market forces ---&gt; market economy becomes market society</text:p>
        </text:list-item>
      </text:list>
      <text:p text:style-name="P13"/>
      <text:p text:style-name="P13"/>
      <text:p text:style-name="P2">Kovel () “Capital”</text:p>
      <text:list text:style-name="L10">
        <text:list-item>
          <text:p text:style-name="P19">methyl isocyanate (H3C=N=O) used to create carbamate ester (urethane) pesticides like Carbyryl, Aldicarb (deactivate acetylcholinesterase; ACH a neurotransmitter) w/ structure</text:p>
        </text:list-item>
      </text:list>
      <text:p text:style-name="P5"><text:tab/><text:tab/><text:tab/></text:p>
      <text:p text:style-name="P5"><text:tab/><text:tab/><text:tab/>RHN-COOR</text:p>
      <text:list text:style-name="L10">
        <text:list-item text:start-value="1">
          <text:p text:style-name="P19">Why Bhopal (1984)? Money as the mediator of social order, power, meaning, relationship</text:p>
        </text:list-item>
        <text:list-item>
          <text:p text:style-name="P19">Factory built by workers who do not self-determine their activity (contrast tribal organization); workers the instrumental cause of the factory, Union Carbide the efficient cause (director of resources)</text:p>
        </text:list-item>
        <text:list-item>
          <text:p text:style-name="P19"><text:soft-page-break/>ecological crises reduced to a series of individual “blames” to be compensated (w/ $) through “justice”</text:p>
        </text:list-item>
        <text:list-item>
          <text:p text:style-name="P19">b/c of decreased market demand for Sevin, Bhopal plant began “cutting corners” ---&gt; drastically reduced safety and maintenance throughout the plant; but UC had already invested in the plant so...Union Carbide subject to (larger) market forces</text:p>
        </text:list-item>
        <text:list-item>
          <text:p text:style-name="P19">must question the system, not the individual “accidents” or “blames”</text:p>
        </text:list-item>
        <text:list-item>
          <text:p text:style-name="P19">In the modern world, Capital organizes social production and </text:p>
          <text:list>
            <text:list-item>
              <text:p text:style-name="P19">degrades the sources of its production</text:p>
            </text:list-item>
            <text:list-item>
              <text:p text:style-name="P19">must continuously expand to exist</text:p>
            </text:list-item>
            <text:list-item>
              <text:p text:style-name="P19">leads to chaotic-world system polarized by rich and poor</text:p>
            </text:list-item>
          </text:list>
        </text:list-item>
        <text:list-item>
          <text:p text:style-name="P19">Capital is a parasitic relationship with human culture causing humans to violate ecological, sociological integrity. <text:s/>Why? Promise of wealth ----&gt; the production by capitalism is for profit (drive for efficiency, innovation, new markets) not for best-use resource allocation</text:p>
        </text:list-item>
        <text:list-item>
          <text:p text:style-name="P19">Marx ---&gt; things have <text:span text:style-name="T3">use-value</text:span> and <text:span text:style-name="T3">exchange value</text:span>; capitalism really only values the latter; once commodified (items have the germ of capital inserted) that can only be released through consumption</text:p>
        </text:list-item>
        <text:list-item>
          <text:p text:style-name="P19">Natural resources, people, and public infrastructure ---&gt; “commodities” that are treated as all other produced commodities that enter into the production costs, the conditions of production; the mantra = cut costs!</text:p>
        </text:list-item>
        <text:list-item>
          <text:p text:style-name="P19">The acendancy of exchange-value vs use-value </text:p>
          <text:list>
            <text:list-item>
              <text:p text:style-name="P19">commodification of living beings degrades Nature (including us!) b/c ecosystems do not monetize; violates ecological principles; environmental economics ---&gt; privatize nature but severs nature a priori from its ecosystem being; the ceaseless rendering into commodities breaks down the intricacy and specificity of ecosystems.</text:p>
            </text:list-item>
            <text:list-item>
              <text:p text:style-name="P19">Creates externalities </text:p>
            </text:list-item>
          </text:list>
        </text:list-item>
        <text:list-item>
          <text:p text:style-name="P19">Capitalism must degrade a resource and as a result will ultimately <text:s/>have a contrdictory effect on profitablity ---&gt; the externalities will come back as increased costs in health care to workers, etc</text:p>
        </text:list-item>
        <text:list-item>
          <text:p text:style-name="P19">Bhopal = temporal and spatial concentration of capitalism's effects; happening globally but usually more diffuse</text:p>
        </text:list-item>
        <text:list-item>
          <text:p text:style-name="P19">Could possibly control capitalism if equilibrated but equilibrium and confinement are anathema to it</text:p>
        </text:list-item>
        <text:list-item>
          <text:p text:style-name="P19">Capital is quantitative and intolerant of necessity which only becomes a new barrier to be overcome ---&gt; creates restless dynamic in the society; seek's the new (forms of wealth); discards the obsolete; obsessed w/ change and acquisition</text:p>
        </text:list-item>
        <text:list-item>
          <text:p text:style-name="P19">boundary/barriers are the sites for new commodities ---&gt;tradeable permits; antibiotics for the diseases caused b/c of capitalism!</text:p>
        </text:list-item>
        <text:list-item>
          <text:p text:style-name="P19">The regime of profitability is one of <text:s/>permanent instability and restlessness ---&gt; even for the bourgeoisie must keep getting richer or will be gobbled up</text:p>
        </text:list-item>
        <text:list-item>
          <text:p text:style-name="P19">Any delay or retardation of the cycle M-C-M or flow of capital is a threat --- even ecological red flags</text:p>
        </text:list-item>
        <text:list-item>
          <text:p text:style-name="P19">Global warming ---&gt; either the end of capitalism or the end of the world</text:p>
        </text:list-item>
      </text:list>
      <text:p text:style-name="P5"/>
      <text:p text:style-name="P5"/>
      <text:p text:style-name="P5"/>
      <text:p text:style-name="P5"/>
      <text:p text:style-name="P5"/>
      <text:p text:style-name="P2"><text:soft-page-break/>JBF Ch 4 “Ecology and Human Freedom”</text:p>
      <text:list text:style-name="L11">
        <text:list-item>
          <text:p text:style-name="P20">despite the real possibility of global, environmental meltdown (complete ecological destruction), the social response is agonizingly slow ---&gt; the environment is a costly burden on the society. Why? Threatens the mechanistic worldview that defines freedom as each individual's pursuit of self-interest w/o concern for the either society or the planet ---&gt; we must fight for the bits available ---&gt; this is freemarket individualism (this makes no sense in the holistic approach)</text:p>
        </text:list-item>
        <text:list-item>
          <text:p text:style-name="P20">Environment protection would set limits on individual's freedom to exploit resources and freedom to pursue immediate gain (accumulate wealth)</text:p>
        </text:list-item>
        <text:list-item>
          <text:p text:style-name="P20">economics trapped in an antiquated worldview (Brownian motion of people engaged solely in transactions w/o social dimensions or relationship dimensions); science has moved on economics is stuck in Newtonian mechanistic and reductionist concepts</text:p>
        </text:list-item>
        <text:list-item>
          <text:p text:style-name="P20">Freedom reduced to consumer choice ---&gt; from this (the invisible hand) the optimal social arrangements are built </text:p>
        </text:list-item>
        <text:list-item>
          <text:p text:style-name="P20">market economy ---&gt; recognition of quantity ONLY; no concern for states of quality</text:p>
        </text:list-item>
        <text:list-item>
          <text:p text:style-name="P20">failure of economic thought to evolve is a result of historical contingencies in the development of the Market</text:p>
        </text:list-item>
        <text:list-item>
          <text:p text:style-name="P20">“sustainable development” a la Global, Inc. (Stephen Schmidheiny in <text:span text:style-name="T3">Changing Course</text:span>)</text:p>
          <text:list>
            <text:list-item>
              <text:p text:style-name="P20">free market best mechanism for handling env problems ---&gt; not working b/c of market imperfections created by people and govt!</text:p>
            </text:list-item>
            <text:list-item>
              <text:p text:style-name="P20">Internalize the externalities</text:p>
            </text:list-item>
            <text:list-item>
              <text:p text:style-name="P20">minimize env regulations</text:p>
            </text:list-item>
            <text:list-item>
              <text:p text:style-name="P20">competitive, <text:s/>self-regulation of business is best way to get sustainable development</text:p>
            </text:list-item>
            <text:list-item>
              <text:p text:style-name="P20">privatize the commons</text:p>
            </text:list-item>
          </text:list>
        </text:list-item>
        <text:list-item>
          <text:p text:style-name="P20">As long as accumulation of personal wealth is the means to individual freedom, increased efficiency means we strip the resources faster ---&gt; disastrous implications for ecosystems survival</text:p>
        </text:list-item>
        <text:list-item>
          <text:p text:style-name="P20">sol'n? Reject a social system that demands fragmentation of all life and promote one of wholeness based on community</text:p>
        </text:list-item>
      </text:list>
      <text:p text:style-name="P5"/>
      <text:p text:style-name="P2">JBF Ch 5 “Let them eat pollution”</text:p>
      <text:list text:style-name="L11">
        <text:list-item text:start-value="1">
          <text:p text:style-name="P20">The infamous World Bank memo by Larry Summers</text:p>
          <text:list>
            <text:list-item>
              <text:p text:style-name="P20">foregone earnings of Third World insignificant compared to OECD (ie their lives are worth less)</text:p>
            </text:list-item>
            <text:list-item>
              <text:p text:style-name="P20">Third World vastly-under polluted</text:p>
            </text:list-item>
            <text:list-item>
              <text:p text:style-name="P20">clean environment is a luxury good</text:p>
            </text:list-item>
          </text:list>
        </text:list-item>
        <text:list-item>
          <text:p text:style-name="P20">Summer's job as chief economist for the World Bank = create conditions conducive to world capital accumulation; neither the fate of peoples, nations, the earth (or other capitalists!) can stand in the way</text:p>
        </text:list-item>
        <text:list-item>
          <text:p text:style-name="P20">valuation of human life (as applied to different economic classes people) is at the very core of a capitalist economy! Whether this is explicitly stated or not</text:p>
        </text:list-item>
        <text:list-item>
          <text:p text:style-name="P20">Look at US ---&gt; OMB says the value of human life 0.5 x 10<text:span text:style-name="T6">6</text:span> to 2 x 10<text:span text:style-name="T5">6 </text:span><text:span text:style-name="T7">---&gt; thus some forms of pollution abatement are cost effective and others are not = “maximize the net benefits to society”</text:span></text:p>
        </text:list-item>
        <text:list-item>
          <text:p text:style-name="P20"><text:span text:style-name="T7">the shocking lack of perspective offered by Cline's analysis that a temp rise of 10 to 18 deg C by 2300 will only affect economic growth by 20 % GDP (max) ----&gt; misses the point that we're </text:span><text:soft-page-break/><text:span text:style-name="T7">extinct!</text:span></text:p>
        </text:list-item>
        <text:list-item>
          <text:p text:style-name="P33">Capitalism may allow itself to be moderated but never abolished! Will stall –indefinitely</text:p>
        </text:list-item>
        <text:list-item>
          <text:p text:style-name="P33">new systems of production, distribution, technology, and growth are needed if environmental catastrophe is to be avoided. <text:s/>Capitalism is not up to that task. Period. <text:s/>It must be superseded.</text:p>
        </text:list-item>
      </text:list>
      <text:p text:style-name="P12"/>
      <text:p text:style-name="P12"/>
      <text:p text:style-name="P12"/>
      <text:p text:style-name="P6">Notes Week 5</text:p>
      <text:p text:style-name="P13"/>
      <text:p text:style-name="P2">Foster “Globalization and the Ecological Morality of Place”</text:p>
      <text:list text:style-name="L12">
        <text:list-item>
          <text:p text:style-name="P32">moral concerns (though valid and welcome!) outweighed by deeper values of Western culture and economy</text:p>
        </text:list-item>
        <text:list-item>
          <text:p text:style-name="P32">Loss of place associated w/ the rise of tributary societies 5 millennia ago ---&gt; biosphere cultures displaced ecosystem cultures</text:p>
        </text:list-item>
        <text:list-item>
          <text:p text:style-name="P32">biosphere cultures disconnected from regional natural limits </text:p>
        </text:list-item>
        <text:list-item>
          <text:p text:style-name="P32">modern capitalism (backed by science and tech) has become the most successful biosphere culture ---&gt; fueled by energy/matter from the entire globe drawing them toward the centers of world accumulation</text:p>
        </text:list-item>
        <text:list-item>
          <text:p text:style-name="P32">“radical loss of place made possible by an underlying reductionism that systematically excludes all values except those that serve a few limited instrumental ends”</text:p>
        </text:list-item>
        <text:list-item>
          <text:p text:style-name="P32">land ethic lost ---&gt; morality of seeking unabashed wealth while ignoring the poverty and env destruction left in its wake</text:p>
        </text:list-item>
        <text:list-item>
          <text:p text:style-name="P32">ecological critique of capitalist economy (including env econ):</text:p>
          <text:list>
            <text:list-item>
              <text:p text:style-name="P32">a system geared to endless exponential growth and the infinite acquisition of riches no matter how much it rationalizes resources use can nevcr be anything but destructive in its relationship to the earth---&gt;unsustainable</text:p>
            </text:list-item>
            <text:list-item>
              <text:p text:style-name="P32">disconnects people from a sense of place (being native to someplace) is incompatible w/ ecological stability</text:p>
            </text:list-item>
            <text:list-item>
              <text:p text:style-name="P32">a system that divides the planet creating an ecology of rich and poor is insupportable</text:p>
            </text:list-item>
          </text:list>
        </text:list-item>
        <text:list-item>
          <text:p text:style-name="P32">declining civilizations are invariably marked by a tendency toward standardization and uniformity</text:p>
        </text:list-item>
        <text:list-item>
          <text:p text:style-name="P32">environmental revolution (like industrial revolution) needed</text:p>
        </text:list-item>
      </text:list>
      <text:p text:style-name="P13"/>
      <text:p text:style-name="P13"/>
      <text:p text:style-name="P2">Kovel ( 1989) “On Ecologies”</text:p>
      <text:list text:style-name="L13">
        <text:list-item>
          <text:p text:style-name="P21">capitalism may be anti-ecological ---&gt; not just a problem w/ degradation of some resource or another but fundamental universal principles</text:p>
        </text:list-item>
        <text:list-item>
          <text:p text:style-name="P21">concepts and realizations of nature are cultural practices from historical traditions</text:p>
        </text:list-item>
        <text:list-item>
          <text:p text:style-name="P21">nature could be defined as → the integral of all ecosystems</text:p>
        </text:list-item>
        <text:list-item>
          <text:p text:style-name="P21">ecological thinking = the relationships, structures, and flows (energy/matter) between them. <text:s/>This is at odds w/ the dominant economic system </text:p>
        </text:list-item>
        <text:list-item>
          <text:p text:style-name="P21">nature is formative ---&gt; generates unique nodes (beings, aggregates, forms) out of the continuum</text:p>
        </text:list-item>
        <text:list-item>
          <text:p text:style-name="P21">nature is dissipative ---&gt; forms dissolve (2<text:span text:style-name="T5">nd</text:span> law = entropy = decreasing form w/o energy)</text:p>
        </text:list-item>
        <text:list-item>
          <text:p text:style-name="P21">entropy defines the arrow of time replacing statistically improbable states w/ more probable ones</text:p>
        </text:list-item>
        <text:list-item>
          <text:p text:style-name="P21"><text:soft-page-break/>the thermodynamic tension of life is given over as “struggle” in Hobbesian and Social Darwinian terms</text:p>
        </text:list-item>
        <text:list-item>
          <text:p text:style-name="P21">stromatolites show the birth of ecology, cooperation, emergent props of organic structure</text:p>
        </text:list-item>
        <text:list-item>
          <text:p text:style-name="P21">existence as cooperative or competitive</text:p>
        </text:list-item>
        <text:list-item>
          <text:p text:style-name="P21">ecological struggle = engaging in the transformation of matter and energy to maintain form against the “arrow of time” (entropy)</text:p>
        </text:list-item>
        <text:list-item>
          <text:p text:style-name="P21">the separation of form (by living beings) generates insufficiencies and requires new and different connections</text:p>
        </text:list-item>
        <text:list-item>
          <text:p text:style-name="P21">the interaction of ensembles in ecosystems is where a balanced relationship of separateness and togetherness allow for the emergence of forms via energy transfer</text:p>
        </text:list-item>
        <text:list-item>
          <text:p text:style-name="P21"><text:s/>life's own activities (along w/ abiotics) spur evolution ---&gt; there is always flux</text:p>
        </text:list-item>
        <text:list-item>
          <text:p text:style-name="P21">Life flouts the 2<text:span text:style-name="T5">nd</text:span> law by consuming low entropy excreting high entropy</text:p>
        </text:list-item>
        <text:list-item>
          <text:p text:style-name="P21">Life's ability to draw down energy from the sun has created a planetary wide decrease in entropy (until recently) ---&gt; Kovel's definition of Gaia ---&gt; evolution (thru ecosystems ) has achieved for the planet what biochemical life has achieved for matter ---&gt; an increase in order and form</text:p>
        </text:list-item>
        <text:list-item>
          <text:p text:style-name="P21">ecological dynamism a function of non-equilibrium</text:p>
        </text:list-item>
        <text:list-item>
          <text:p text:style-name="P21">integrity (as a measure of Wholeness) better than measure of stability ---&gt; a measure of the potential, the capability to respond = resliency</text:p>
        </text:list-item>
        <text:list-item>
          <text:p text:style-name="P21">valuing nature = maintaining ecosystems' integrity; Wholeness required.</text:p>
        </text:list-item>
        <text:list-item>
          <text:p text:style-name="P21">This method of valuing is consistent w/ evolution ---&gt; we are nature admiring nature creating a feedback of beauty</text:p>
        </text:list-item>
        <text:list-item>
          <text:p text:style-name="P21">What is human nature in an ecological sense? (like “bee nature”, like “tree nature”, etc)? How do humans intersect in the web of energy to extract and maintain their form? Without a human nature we are outside of nature. Often seen as culturally limiting (caste system in India)</text:p>
        </text:list-item>
        <text:list-item>
          <text:p text:style-name="P21">nature gives rise to forms and life is made of transforming forms (that's what life does) ---&gt; must talk of ecologies not environment b/c everything is and will be transformed by life</text:p>
        </text:list-item>
        <text:list-item>
          <text:p text:style-name="P21">Life evolves based on the evolution of life</text:p>
        </text:list-item>
        <text:list-item>
          <text:p text:style-name="P21">Human transformations driven not only by biological evolution feedbacks (like all other life) but also by our inward imagination (self-generated!)</text:p>
        </text:list-item>
        <text:list-item>
          <text:p text:style-name="P21">Humans create a co-evolved world (culture) alongside the biological world</text:p>
        </text:list-item>
        <text:list-item>
          <text:p text:style-name="P21">Human society = superorganism via culture and language</text:p>
        </text:list-item>
        <text:list-item>
          <text:p text:style-name="P21">boundary of the human sphere and the biological sphere (shared w/ all other life) is technology</text:p>
        </text:list-item>
        <text:list-item>
          <text:p text:style-name="P21">Technology is ALWAYS socially determined ---&gt; a fabric of social relationships</text:p>
        </text:list-item>
        <text:list-item>
          <text:p text:style-name="P21">All beings are present to each other (at a given moment in time) but language allows for re-presentation ; a doubling of presentations</text:p>
        </text:list-item>
        <text:list-item>
          <text:p text:style-name="P21">The split of human nature 1) embodied organism (like all others) 2) a self ; leads to a characteristic of human nature “ human nature is to quarrel w/ nature” about its limits (an offshoot of biological struggle against entropy)</text:p>
        </text:list-item>
        <text:list-item>
          <text:p text:style-name="P21">Funerary rights are classically human</text:p>
        </text:list-item>
        <text:list-item>
          <text:p text:style-name="P21">Boundary processes are what give form and “health”to ecosystems ---&gt; the greater the differentiation of form the greater the variety of connectedness</text:p>
        </text:list-item>
        <text:list-item>
          <text:p text:style-name="P21">fragmentation or splitting of ecosystem elements denies the evolution of boundary processes; temporal or spatial or living (invasives) blockages prevent dialogue (recognition and the opportunity for energy exchange); creates impoverishment</text:p>
        </text:list-item>
        <text:list-item>
          <text:p text:style-name="P21">capital is a “splitter” <text:s/>--- separates the producer from the means of production</text:p>
        </text:list-item>
        <text:list-item>
          <text:p text:style-name="P21">pollution is a “splitter” --- separates biochemical system communications</text:p>
        </text:list-item>
        <text:list-item>
          <text:p text:style-name="P21"><text:soft-page-break/>the maintenance of individuality and connectedness ---&gt; the hallmark of Life</text:p>
        </text:list-item>
        <text:list-item>
          <text:p text:style-name="P21">living systems provide safe places to nurture connections ---&gt; this allows the evolution of forms that </text:p>
        </text:list-item>
        <text:list-item>
          <text:p text:style-name="P21">human nature ---&gt; can be a creative intervention in nature. <text:s/>Humans can create diversity (Amazonia y the Yucatan) !</text:p>
        </text:list-item>
      </text:list>
      <text:p text:style-name="P5"/>
      <text:p text:style-name="P2">Shiva () “Science, Nature and Gender”</text:p>
      <text:list text:style-name="L14">
        <text:list-item>
          <text:p text:style-name="P22">development = introduction of (reductionist) science into all facets of existence in order to introduce uniformity, centralization and control.</text:p>
        </text:list-item>
        <text:list-item>
          <text:p text:style-name="P22">Development leads to violence against women and nature</text:p>
        </text:list-item>
        <text:list-item>
          <text:p text:style-name="P22">Matriarchy = feminine principles of holism and complexity ---&gt; respects holism as science</text:p>
        </text:list-item>
        <text:list-item>
          <text:p text:style-name="P22">Patriarchy = the new scientific and technological power as a political need of the emerging capitalism</text:p>
        </text:list-item>
        <text:list-item>
          <text:p text:style-name="P22">rise of science = de-mothering of nature coupled with the marriage of knowledge and power</text:p>
        </text:list-item>
        <text:list-item>
          <text:p text:style-name="P22">Paracelsus and hermetic traditions of wholeness ---&gt; knowledge of nature is gained through the interactions; by participating in the actions of male-female (nature itself)</text:p>
        </text:list-item>
        <text:list-item>
          <text:p text:style-name="P22">Paracelus vs Bacon</text:p>
        </text:list-item>
        <text:list-item>
          <text:p text:style-name="P22">dichotomisation = “the splitting” of Kovel</text:p>
        </text:list-item>
        <text:list-item>
          <text:p text:style-name="P22">complex, pluralistic traditions of knowledge into monolith of gender based power, imposed prescriptions of value, for control and subjugation</text:p>
        </text:list-item>
        <text:list-item>
          <text:p text:style-name="P22">science is similar to all other socially constructed categories</text:p>
        </text:list-item>
        <text:list-item>
          <text:p text:style-name="P22">science = social and political project of modern Western man as seen through the eyes of those who were defined into nature: Mother Nature, women, colonized cultures</text:p>
        </text:list-item>
        <text:list-item>
          <text:p text:style-name="P22">parochial roots of <text:s/>science concealed behind its claim to universality ---&gt; inherently destructive and exploitive; serves the interests of dominant western culture</text:p>
        </text:list-item>
        <text:list-item>
          <text:p text:style-name="P22">the ontological and epistemological foundations of reductionism (science) based on homogeneity <text:s/>---&gt; discrete, unrelated, self-same components; nature as a machine implies separability and manipulability ---&gt; the violation of integrity</text:p>
        </text:list-item>
        <text:list-item>
          <text:p text:style-name="P22">ontological assumption = the parts constitute the whole; separability allows context-free abstraction of knowledge; creates criteria of validity based on alienation and non-participation ---&gt; this is supposedly “objectivity” and leads to experts and specialists as the only legitimate knowledge source</text:p>
        </text:list-item>
        <text:list-item>
          <text:p text:style-name="P22">reductionism supports violence and profiteering ---&gt; a forest reduced to the economic value of its lumber; the lumber reduced to the economic value of its pulp</text:p>
        </text:list-item>
        <text:list-item>
          <text:p text:style-name="P22">modern science suffers from a fact-value (false) dichotomy ---&gt; conceals two kinds of value-laden facts</text:p>
        </text:list-item>
        <text:list-item>
          <text:p text:style-name="P22">no neutral facts ?? The sun burns hydrogen to helium.</text:p>
        </text:list-item>
        <text:list-item>
          <text:p text:style-name="P22">Objects of study are isolated from their natural surroundings</text:p>
        </text:list-item>
        <text:list-item>
          <text:p text:style-name="P34">cannot always overturn knowledge systems (like modern science constantly having new theories) → instability and irrationa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2" svg:font-family="StarSymbol" style:font-pitch="variable"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11-03T09:17:22</meta:creation-date>
    <dc:date>2011-11-04T08:20:03</dc:date>
    <meta:editing-cycles>12</meta:editing-cycles>
    <meta:editing-duration>PT5H51M35S</meta:editing-duration>
    <meta:user-defined meta:name="Info 1"/>
    <meta:user-defined meta:name="Info 2"/>
    <meta:user-defined meta:name="Info 3"/>
    <meta:user-defined meta:name="Info 4"/>
    <meta:document-statistic meta:table-count="0" meta:image-count="0" meta:object-count="0" meta:page-count="16" meta:paragraph-count="336" meta:word-count="6558" meta:character-count="44519"/>
  </office:meta>
</office:document-meta>
</file>